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560" officeooo:paragraph-rsid="0003d560"/>
    </style:style>
    <style:style style:name="P2" style:family="paragraph" style:parent-style-name="Standard">
      <style:text-properties officeooo:rsid="00057b82" officeooo:paragraph-rsid="00057b82"/>
    </style:style>
    <style:style style:name="P3" style:family="paragraph" style:parent-style-name="Standard">
      <style:text-properties officeooo:rsid="00080f5a" officeooo:paragraph-rsid="00080f5a"/>
    </style:style>
    <style:style style:name="P4" style:family="paragraph" style:parent-style-name="Standard">
      <style:text-properties officeooo:rsid="0009be1c" officeooo:paragraph-rsid="0009be1c"/>
    </style:style>
    <style:style style:name="P5" style:family="paragraph" style:parent-style-name="Standard">
      <style:text-properties style:text-position="0% 100%" officeooo:rsid="0003d560" officeooo:paragraph-rsid="0003d560"/>
    </style:style>
    <style:style style:name="P6" style:family="paragraph" style:parent-style-name="Standard">
      <style:text-properties style:text-position="0% 100%" officeooo:rsid="00057b82" officeooo:paragraph-rsid="00057b82"/>
    </style:style>
    <style:style style:name="P7" style:family="paragraph" style:parent-style-name="Standard">
      <style:text-properties style:text-position="0% 100%" officeooo:rsid="0009e15e" officeooo:paragraph-rsid="0009be1c"/>
    </style:style>
    <style:style style:name="P8" style:family="paragraph" style:parent-style-name="Standard">
      <style:text-properties style:text-position="0% 100%" fo:font-size="16pt" fo:font-weight="bold" officeooo:rsid="0009e15e" officeooo:paragraph-rsid="0009be1c" style:font-size-asian="16pt" style:font-weight-asian="bold" style:font-size-complex="16pt" style:font-weight-complex="bold"/>
    </style:style>
    <style:style style:name="P9" style:family="paragraph" style:parent-style-name="Standard">
      <style:text-properties style:text-position="0% 100%" fo:font-size="14pt" fo:font-weight="bold" officeooo:rsid="000eaf9e" officeooo:paragraph-rsid="000eaf9e" style:font-size-asian="14pt" style:font-weight-asian="bold" style:font-size-complex="14pt" style:font-weight-complex="bold"/>
    </style:style>
    <style:style style:name="P10" style:family="paragraph" style:parent-style-name="Standard">
      <style:text-properties style:text-position="0% 100%" fo:font-size="12pt" fo:font-weight="normal" officeooo:rsid="000eaf9e" officeooo:paragraph-rsid="000eaf9e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position="0% 100%" style:font-name="Liberation Serif" fo:font-size="12pt" fo:font-weight="normal" officeooo:rsid="0011c141" officeooo:paragraph-rsid="0011c141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text-position="0% 100%" style:font-name="Liberation Serif" fo:font-size="12pt" fo:font-weight="normal" officeooo:rsid="0011c141" officeooo:paragraph-rsid="001270b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69a26" officeooo:paragraph-rsid="001336fd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text-position="0% 100%" style:font-name="Liberation Serif" fo:font-size="12pt" fo:font-weight="normal" officeooo:rsid="00169a26" officeooo:paragraph-rsid="001336f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normal" officeooo:rsid="0018a179" officeooo:paragraph-rsid="0018a17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8a179" officeooo:paragraph-rsid="0018a17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text-position="0% 100%" style:font-name="Liberation Serif" fo:font-size="12pt" fo:font-weight="normal" officeooo:rsid="0018a179" officeooo:paragraph-rsid="0018a179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text-position="0% 100%" style:font-name="Liberation Serif" fo:font-size="12pt" fo:font-weight="normal" officeooo:rsid="001d20f3" officeooo:paragraph-rsid="001d20f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d20f3" officeooo:paragraph-rsid="001d20f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text-position="0% 100%" style:font-name="Liberation Serif" fo:font-size="12pt" fo:font-weight="normal" officeooo:rsid="001e731d" officeooo:paragraph-rsid="001e731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e731d" officeooo:paragraph-rsid="001e731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1f5afd" officeooo:paragraph-rsid="001f5af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end" style:justify-single-word="false"/>
      <style:text-properties style:text-position="0% 100%" style:font-name="Liberation Serif" fo:font-size="12pt" fo:font-weight="normal" officeooo:rsid="001f5afd" officeooo:paragraph-rsid="001f5af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1f5afd" officeooo:paragraph-rsid="001f5af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normal" officeooo:rsid="0022f39d" officeooo:paragraph-rsid="0022f39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2f39d" officeooo:paragraph-rsid="0022f39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28ade1" officeooo:paragraph-rsid="0028ade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28ade1" officeooo:paragraph-rsid="002a14b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8ade1" officeooo:paragraph-rsid="002de47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8ade1" officeooo:paragraph-rsid="00301c45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2b3607" officeooo:paragraph-rsid="002b360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2de47d" officeooo:paragraph-rsid="002de47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620f6" officeooo:paragraph-rsid="003620f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620f6" officeooo:paragraph-rsid="0037e1d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7e1d1" officeooo:paragraph-rsid="0037e1d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7e4bf" officeooo:paragraph-rsid="00396de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ca30f" officeooo:paragraph-rsid="003ca30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normal" officeooo:rsid="003ca30f" officeooo:paragraph-rsid="003ca30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3ca30f" officeooo:paragraph-rsid="003e7cd3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fdf62" officeooo:paragraph-rsid="003fdf62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text-position="0% 100%" style:font-name="Liberation Serif" fo:font-size="12pt" fo:font-weight="bold" officeooo:rsid="001d20f3" officeooo:paragraph-rsid="001d20f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bold" officeooo:rsid="003620f6" officeooo:paragraph-rsid="003620f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bold" officeooo:rsid="003ca30f" officeooo:paragraph-rsid="003ca30f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0eaf9e" officeooo:paragraph-rsid="000eaf9e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fo:font-weight="bold" officeooo:rsid="0011c141" officeooo:paragraph-rsid="0011c141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fo:font-weight="bold" officeooo:rsid="0011c141" officeooo:paragraph-rsid="001336fd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11c141" officeooo:paragraph-rsid="00175780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4pt" fo:font-weight="bold" officeooo:rsid="0011c141" officeooo:paragraph-rsid="0017578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2" style:family="paragraph" style:parent-style-name="Standard">
      <style:text-properties fo:font-size="13pt" fo:font-weight="bold" officeooo:rsid="0011c141" officeooo:paragraph-rsid="0011c141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weight="normal" officeooo:rsid="003e3769" officeooo:paragraph-rsid="003ca30f" style:font-size-asian="10.5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72bfb"/>
    </style:style>
    <style:style style:name="T3" style:family="text">
      <style:text-properties style:text-position="super 58%" style:font-name="Liberation Serif" fo:font-style="italic" style:font-style-asian="italic" style:font-style-complex="italic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72bfb"/>
    </style:style>
    <style:style style:name="T6" style:family="text">
      <style:text-properties style:text-position="0% 100%" officeooo:rsid="0009be1c"/>
    </style:style>
    <style:style style:name="T7" style:family="text">
      <style:text-properties style:text-position="0% 100%" officeooo:rsid="0009e15e"/>
    </style:style>
    <style:style style:name="T8" style:family="text">
      <style:text-properties style:text-position="0% 100%" officeooo:rsid="000d75f1"/>
    </style:style>
    <style:style style:name="T9" style:family="text">
      <style:text-properties style:text-position="0% 100%" style:font-name="Liberation Serif1"/>
    </style:style>
    <style:style style:name="T10" style:family="text">
      <style:text-properties style:text-position="0% 100%" style:font-name="Liberation Serif"/>
    </style:style>
    <style:style style:name="T11" style:family="text">
      <style:text-properties style:text-position="0% 100%" style:font-name="Liberation Serif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text-position="0% 100%" style:font-name="Liberation Serif" fo:font-size="12pt" fo:font-weight="normal" officeooo:rsid="0013e36f" style:font-size-asian="10.5pt" style:font-weight-asian="normal" style:font-size-complex="12pt" style:font-weight-complex="normal"/>
    </style:style>
    <style:style style:name="T13" style:family="text">
      <style:text-properties style:text-position="0% 100%" style:font-name="Liberation Serif" fo:font-size="12pt" fo:font-weight="normal" officeooo:rsid="0014a83d" style:font-size-asian="10.5pt" style:font-weight-asian="normal" style:font-size-complex="12pt" style:font-weight-complex="normal"/>
    </style:style>
    <style:style style:name="T14" style:family="text">
      <style:text-properties style:text-position="0% 100%" style:font-name="Liberation Serif" fo:font-size="12pt" fo:font-weight="normal" officeooo:rsid="00169a26" style:font-size-asian="10.5pt" style:font-weight-asian="normal" style:font-size-complex="12pt" style:font-weight-complex="normal"/>
    </style:style>
    <style:style style:name="T15" style:family="text">
      <style:text-properties style:text-position="0% 100%" style:font-name="Liberation Serif" fo:font-size="12pt" fo:font-weight="normal" officeooo:rsid="0018a179" style:font-size-asian="10.5pt" style:font-weight-asian="normal" style:font-size-complex="12pt" style:font-weight-complex="normal"/>
    </style:style>
    <style:style style:name="T16" style:family="text">
      <style:text-properties style:text-position="0% 100%" style:font-name="Liberation Serif" fo:font-size="12pt" fo:font-weight="normal" officeooo:rsid="0019d8f1" style:font-size-asian="10.5pt" style:font-weight-asian="normal" style:font-size-complex="12pt" style:font-weight-complex="normal"/>
    </style:style>
    <style:style style:name="T17" style:family="text">
      <style:text-properties officeooo:rsid="001e731d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1e731d"/>
    </style:style>
    <style:style style:name="T20" style:family="text">
      <style:text-properties style:text-position="sub 58%" officeooo:rsid="001f5afd"/>
    </style:style>
    <style:style style:name="T21" style:family="text">
      <style:text-properties style:text-position="sub 58%" officeooo:rsid="001fc0d2"/>
    </style:style>
    <style:style style:name="T22" style:family="text">
      <style:text-properties style:text-position="sub 58%" officeooo:rsid="002a14be"/>
    </style:style>
    <style:style style:name="T23" style:family="text">
      <style:text-properties style:text-position="sub 58%" officeooo:rsid="002b1bbc"/>
    </style:style>
    <style:style style:name="T24" style:family="text">
      <style:text-properties style:text-position="sub 58%" officeooo:rsid="002c5dfc"/>
    </style:style>
    <style:style style:name="T25" style:family="text">
      <style:text-properties style:text-position="sub 58%" officeooo:rsid="002de47d"/>
    </style:style>
    <style:style style:name="T26" style:family="text">
      <style:text-properties style:text-position="sub 58%" style:font-name="Linux Biolinum G" officeooo:rsid="003e3769"/>
    </style:style>
    <style:style style:name="T27" style:family="text">
      <style:text-properties style:text-position="sub 58%" style:font-name="Liberation Serif1" officeooo:rsid="0040c203"/>
    </style:style>
    <style:style style:name="T28" style:family="text">
      <style:text-properties officeooo:rsid="001f5afd"/>
    </style:style>
    <style:style style:name="T29" style:family="text">
      <style:text-properties officeooo:rsid="001fc0d2"/>
    </style:style>
    <style:style style:name="T30" style:family="text">
      <style:text-properties officeooo:rsid="0028ade1"/>
    </style:style>
    <style:style style:name="T31" style:family="text">
      <style:text-properties officeooo:rsid="002a14be"/>
    </style:style>
    <style:style style:name="T32" style:family="text">
      <style:text-properties officeooo:rsid="002b1bbc"/>
    </style:style>
    <style:style style:name="T33" style:family="text">
      <style:text-properties officeooo:rsid="002c5dfc"/>
    </style:style>
    <style:style style:name="T34" style:family="text">
      <style:text-properties officeooo:rsid="002de47d"/>
    </style:style>
    <style:style style:name="T35" style:family="text">
      <style:text-properties officeooo:rsid="002ed2b7"/>
    </style:style>
    <style:style style:name="T36" style:family="text">
      <style:text-properties style:text-overline-style="solid" style:text-overline-width="auto" style:text-overline-color="font-color"/>
    </style:style>
    <style:style style:name="T37" style:family="text">
      <style:text-properties officeooo:rsid="00396de6" style:text-overline-style="solid" style:text-overline-width="auto" style:text-overline-color="font-color"/>
    </style:style>
    <style:style style:name="T38" style:family="text">
      <style:text-properties officeooo:rsid="0037e1d1"/>
    </style:style>
    <style:style style:name="T39" style:family="text">
      <style:text-properties officeooo:rsid="0037e4bf"/>
    </style:style>
    <style:style style:name="T40" style:family="text">
      <style:text-properties officeooo:rsid="00396de6"/>
    </style:style>
    <style:style style:name="T41" style:family="text">
      <style:text-properties officeooo:rsid="003ca30f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ca30f" style:font-style-asian="italic" style:font-style-complex="italic"/>
    </style:style>
    <style:style style:name="T44" style:family="text">
      <style:text-properties style:font-name="Linux Biolinum G" officeooo:rsid="003e3769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3e3769"/>
    </style:style>
    <style:style style:name="T47" style:family="text">
      <style:text-properties style:font-name="Liberation Serif" fo:font-style="italic" style:font-style-asian="italic" style:font-style-complex="italic"/>
    </style:style>
    <style:style style:name="T48" style:family="text">
      <style:text-properties style:font-name="Liberation Serif1" officeooo:rsid="0040c20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ЭЛЕМЕНТАРНАЯ МАТЕМАТИКА</text:p>
      <text:p text:style-name="P51">ПОВТОРИТЕЛЬНЫЙ КУРС</text:p>
      <text:p text:style-name="Standard"/>
      <text:p text:style-name="Standard"/>
      <text:p text:style-name="P45">ВВЕДЕНИЕ</text:p>
      <text:p text:style-name="Standard"/>
      <text:p text:style-name="P1">1<text:span text:style-name="T1">2</text:span><text:span text:style-name="T4"> + 2</text:span><text:span text:style-name="T1">2</text:span><text:span text:style-name="T4"> + … + n</text:span><text:span text:style-name="T1">2</text:span><text:span text:style-name="T4"> = </text:span><text:span text:style-name="T4"><draw:frame draw:style-name="fr1" draw:name="Object1" text:anchor-type="as-char" svg:y="-0.66cm" svg:width="2.879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Доказательство.</text:p>
      <text:p text:style-name="P5">1) При n = 1 формула сводится к</text:p>
      <text:p text:style-name="P1"><text:span text:style-name="T4">1</text:span><text:span text:style-name="T1">2</text:span><text:span text:style-name="T4"> = </text:span><text:span text:style-name="T4"><draw:frame draw:style-name="fr1" draw:name="Object2" text:anchor-type="as-char" svg:y="-0.66cm" svg:width="3.082cm" svg:height="1.03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=</text:span><text:span text:style-name="T4"><draw:frame draw:style-name="fr1" draw:name="Object3" text:anchor-type="as-char" svg:y="-0.619cm" svg:width="1.48cm" svg:height="0.998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4">= 1.</text:span></text:p>
      <text:p text:style-name="P5">2) Пусть при n = k формула верна:</text:p>
      <text:p text:style-name="P1"><text:span text:style-name="T4">1</text:span><text:span text:style-name="T1">2</text:span><text:span text:style-name="T4"> + 2</text:span><text:span text:style-name="T1">2</text:span><text:span text:style-name="T4"> + … + k</text:span><text:span text:style-name="T1">2</text:span><text:span text:style-name="T4"> = </text:span><text:span text:style-name="T4"><draw:frame draw:style-name="fr1" draw:name="Object4" text:anchor-type="as-char" svg:y="-0.66cm" svg:width="2.887cm" svg:height="1.03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,<text:tab/></text:span><text:span text:style-name="T6">(1)</text:span></text:p>
      <text:p text:style-name="P6">Положим n = k + 1. Находим</text:p>
      <text:p text:style-name="P2"><text:span text:style-name="T4">1</text:span><text:span text:style-name="T1">2</text:span><text:span text:style-name="T4"> + 2</text:span><text:span text:style-name="T1">2</text:span><text:span text:style-name="T4"> + … + (k</text:span><text:span text:style-name="T5">+</text:span><text:span text:style-name="T4">1)</text:span><text:span text:style-name="T2">2</text:span><text:span text:style-name="T4"> = </text:span><text:span text:style-name="T4"><draw:frame draw:style-name="fr1" draw:name="Object5" text:anchor-type="as-char" svg:y="-0.66cm" svg:width="5.272cm" svg:height="1.03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=</text:span><draw:frame draw:style-name="fr1" draw:name="Object6" text:anchor-type="as-char" svg:y="-0.66cm" svg:width="3.692cm" svg:height="1.03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5">.<text:tab/></text:span><text:span text:style-name="T6">(2)</text:span></text:p>
      <text:p text:style-name="P3"><text:span text:style-name="T5">Левая сторона </text:span><text:span text:style-name="T6">(2) </text:span><text:span text:style-name="T5">может быть записана как</text:span></text:p>
      <text:p text:style-name="P3"><text:span text:style-name="T5">1</text:span><text:span text:style-name="T1">2</text:span><text:span text:style-name="T4"> + 2</text:span><text:span text:style-name="T1">2</text:span><text:span text:style-name="T4"> + … + k</text:span><text:span text:style-name="T1">2</text:span><text:span text:style-name="T4"> + (k+1)</text:span><text:span text:style-name="T1">2</text:span><text:span text:style-name="T4">.</text:span></text:p>
      <text:p text:style-name="P3"><text:span text:style-name="T8">С учётом </text:span><text:span text:style-name="T6">(1) упрощаем к</text:span></text:p>
      <text:p text:style-name="P3"><text:span text:style-name="T4">(1</text:span><text:span text:style-name="T1">2</text:span><text:span text:style-name="T4"> + 2</text:span><text:span text:style-name="T1">2</text:span><text:span text:style-name="T4"> + … + k</text:span><text:span text:style-name="T1">2</text:span><text:span text:style-name="T4">) + (k+1)</text:span><text:span text:style-name="T1">2</text:span><text:span text:style-name="T4"> = </text:span><text:span text:style-name="T4"><draw:frame draw:style-name="fr1" draw:name="Object7" text:anchor-type="as-char" svg:y="-0.66cm" svg:width="2.887cm" svg:height="1.03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+ (k+1)</text:span><text:span text:style-name="T1">2</text:span><text:span text:style-name="T4"> = </text:span><text:span text:style-name="T4"><draw:frame draw:style-name="fr1" draw:name="Object8" text:anchor-type="as-char" svg:y="-0.711cm" svg:width="4.591cm" svg:height="1.08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=</text:span></text:p>
      <text:p text:style-name="P4"><text:span text:style-name="T4">=</text:span><text:span text:style-name="T4"><draw:frame draw:style-name="fr1" draw:name="Object9" text:anchor-type="as-char" svg:y="-0.66cm" svg:width="4.738cm" svg:height="1.03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= </text:span><text:span text:style-name="T4"><draw:frame draw:style-name="fr1" draw:name="Object10" text:anchor-type="as-char" svg:y="-0.711cm" svg:width="3.538cm" svg:height="1.08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= </text:span><text:span text:style-name="T4"><draw:frame draw:style-name="fr1" draw:name="Object11" text:anchor-type="as-char" svg:y="-0.66cm" svg:width="3.692cm" svg:height="1.03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">.</text:span></text:p>
      <text:p text:style-name="P4"><text:span text:style-name="T4">Так левая сторона (2) эквивалентна правой стороне (2). Это доказывает индуктивный шаг. Следовательно, по методу математической индукции данное утверждение верно для каждого натурального числа </text:span><text:span text:style-name="T7">n.</text:span></text:p>
      <text:p text:style-name="P7"/>
      <text:p text:style-name="P7"/>
      <text:p text:style-name="P8">Часть первая</text:p>
      <text:p text:style-name="P8">АРИФМЕТИКА, АЛГЕБРА И ЭЛЕМЕНТАРНЫЕ ФУНКЦИИ</text:p>
      <text:p text:style-name="P7"/>
      <text:p text:style-name="P7"/>
      <text:p text:style-name="P46"><text:span text:style-name="T7">Глава </text:span><text:span text:style-name="T4">I</text:span></text:p>
      <text:p text:style-name="P9">ДЕЙСТВИТЕЛЬНЫЕ И КОМПЛЕКСНЫЕ ЧИСЛА</text:p>
      <text:p text:style-name="P10"/>
      <text:p text:style-name="P10"/>
      <text:p text:style-name="P52"><text:span text:style-name="T9">§</text:span><text:span text:style-name="T10"> 1. Действительные числа. Координаты</text:span></text:p>
      <text:p text:style-name="P11"/>
      <text:p text:style-name="P41">2. Простые и составные числа. Признаки делимости.</text:p>
      <text:p text:style-name="P18"/>
      <text:p text:style-name="P12">Признак делимости на 5.</text:p>
      <text:p text:style-name="P12">На 5 делятся те и только те числа, запись которых заканчивается цифрой 0 или цифрой 5.</text:p>
      <text:p text:style-name="P11"/>
      <text:p text:style-name="P11">Доказательство.</text:p>
      <text:p text:style-name="P47"><text:span text:style-name="T16">1) </text:span><text:span text:style-name="T11">Числа заканчивающиеся на </text:span><text:span text:style-name="T13">0:</text:span></text:p>
      <text:p text:style-name="P50"><text:span text:style-name="T12">Все числа, заканчивающиеся на </text:span><text:span text:style-name="T13">0, могут быть выражены как 10n, где n - некоторые числа. Например, 30 может быть выражено как 10(3), а 120 может быть выражено как 10(12). </text:span><text:soft-page-break/><text:span text:style-name="T13">Теперь, так как 10 делится на 5, значит 10n делится на 5. Это означает, что все числа, заканчивающиеся на 0, делятся на 5.</text:span></text:p>
      <text:p text:style-name="P49"><text:span text:style-name="T16">2) </text:span><text:span text:style-name="T13">Числа заканчивающиеся на </text:span><text:span text:style-name="T14">5:</text:span></text:p>
      <text:p text:style-name="P13">Числа, заканчивающиеся на 5, могут быть выражены как 10n + 5. Например, 85 может быть выражено, как 10 (8) + 5, а 225 может быть выражено, как 22 (10) + 5. Сверху мы уже доказали, что все числа вида 10n делятся на 5, поэтому у нас осталось только 5. Теперь, так как 5 делится на 5, 10n + 5 делится на 5. На самом деле, мы легко можем видеть, что 10n делится на 5, потому что мы можем выделить 5, как в 10n + 5 = 5(2n + 1).</text:p>
      <text:p text:style-name="P14"/>
      <text:p text:style-name="P48"><text:span text:style-name="T16">3) </text:span><text:span text:style-name="T14">Как насчёт чисел, оканчивающихся на другие цифры?</text:span></text:p>
      <text:p text:style-name="P48"><text:span text:style-name="T14">Числа, оканчивающиеся на </text:span><text:span text:style-name="T15">1, 2, 3 и 4, могут быть выражены как</text:span></text:p>
      <text:p text:style-name="P15">10n + 1</text:p>
      <text:p text:style-name="P15">10n + 2</text:p>
      <text:p text:style-name="P15">10n + 3</text:p>
      <text:p text:style-name="P15">10n + 4</text:p>
      <text:p text:style-name="P16">Теперь мы знаем, что 10n делится на 5, поэтому мы можем его игнорировать. Это оставляет 1, 2, 3 и 4, которые не делятся на 5.</text:p>
      <text:p text:style-name="P16">Другие оставшиеся цифры — 6, 7, 8 и 9. Обратите внимание, что мы можем выделить 10n + 5, как показано в выражениях ниже. Поскольку 10n + 5 делится на 5, мы снова получаем 1, 2, 3 и 4, которые не делятся на 5.</text:p>
      <text:p text:style-name="P15">10n + 6 = (10n + 5) + 1</text:p>
      <text:p text:style-name="P15">10n + 7 = (10n + 5) + 2</text:p>
      <text:p text:style-name="P15">10n + 8 = (10n + 5) + 3</text:p>
      <text:p text:style-name="P15">10n + 9 = (10n + 5) + 4</text:p>
      <text:p text:style-name="P17">Это доказывает, что числа, заканчивающиеся на 6, 7, 8 и 9, не делятся на 5.</text:p>
      <text:p text:style-name="P17"/>
      <text:p text:style-name="P17">Итак, мы доказали, что число делится на 5, если оно заканчивается на 0 и заканчивается на 5.</text:p>
      <text:p text:style-name="P17"/>
      <text:p text:style-name="P17"/>
      <text:p text:style-name="P41">4. Целые числа. Рациональные числа.</text:p>
      <text:p text:style-name="P18"/>
      <text:p text:style-name="P18">Алгоритм Евклида.</text:p>
      <text:p text:style-name="P19">Пусть даны два натуральных числа <text:span text:style-name="T17">a и b &lt; a. Произведем деление a на b; если a разделится на <text:s/>b нацело, то b — н.о.д. чисел a, b. В противном случае получится некоторый остаток r</text:span><text:span text:style-name="T19">1</text:span><text:span text:style-name="T17"> &lt; b:</text:span></text:p>
      <text:p text:style-name="P20">a = bq<text:span text:style-name="T18">1</text:span> + r<text:span text:style-name="T18">1</text:span>. <text:s text:c="65"/><text:span text:style-name="T28">(4.2)</text:span></text:p>
      <text:p text:style-name="P21">Теперь будем делить <text:span text:style-name="T28">b на r</text:span><text:span text:style-name="T20">1</text:span><text:span text:style-name="T28">; если b разделится на r</text:span><text:span text:style-name="T20">1</text:span><text:span text:style-name="T28"> нацело, то r</text:span><text:span text:style-name="T20">1</text:span><text:span text:style-name="T28"> окажется общим делителем чисел a и b; действительно, в этом случае оба слагаемых правой части равенства (4.2) делятся на r</text:span><text:span text:style-name="T20">1</text:span><text:span text:style-name="T28"> нацело, значит, делится на r</text:span><text:span text:style-name="T20">1</text:span><text:span text:style-name="T28"> нацело и его левая часть a. То, что r</text:span><text:span text:style-name="T20">1</text:span><text:span text:style-name="T28"> явится именно наибольшим общим делителем a и b, также видно из (4.2): если d — какой-нибудь общий делитель чисел a, b, то он будет также делителем числа r</text:span><text:span text:style-name="T20">1</text:span><text:span text:style-name="T28">.</text:span></text:p>
      <text:p text:style-name="P21"><text:tab/>Если <text:span text:style-name="T28">b делится на r</text:span><text:span text:style-name="T20">1</text:span><text:span text:style-name="T28"> с остатком, то придем к равенству вида</text:span></text:p>
      <text:p text:style-name="P23">b = r<text:span text:style-name="T18">1</text:span>q<text:span text:style-name="T18">2</text:span> + r<text:span text:style-name="T18">2</text:span>, <text:s text:c="65"/>(4.3)</text:p>
      <text:p text:style-name="P24">где уже r<text:span text:style-name="T18">2</text:span> &lt; r<text:span text:style-name="T18">1</text:span>. После этого разделим r<text:span text:style-name="T18">2</text:span> на r<text:span text:style-name="T18">1</text:span>. Снова представляются две возможности: r<text:span text:style-name="T18">2</text:span> делится на r<text:span text:style-name="T18">1</text:span> нацело, или r<text:span text:style-name="T18">2</text:span> делится на <text:span text:style-name="T29">r</text:span><text:span text:style-name="T21">1</text:span><text:span text:style-name="T29"> с остатком. Если осуществится первая из этих возможностей, то r</text:span><text:span text:style-name="T21">2</text:span><text:span text:style-name="T29"> будет н.о.д. чисел a и b (это легко доказать, пользуясь равенствами (4.2), (4.3)).</text:span></text:p>
      <text:p text:style-name="P22"/>
      <text:p text:style-name="P22">Доказательство.</text:p>
      <text:p text:style-name="P22">Итак, пусть для двух не нулевых целых положительных чисел <text:span text:style-name="T30">a и b справедлив ряд равенств</text:span></text:p>
      <text:p text:style-name="P27"><text:span text:style-name="T17">a = bq</text:span><text:span text:style-name="T19">1</text:span><text:span text:style-name="T17"> + r</text:span><text:span text:style-name="T22">1</text:span><text:span text:style-name="T17">, <text:s text:c="3"/></text:span>0 &lt; r<text:span text:style-name="T18">1</text:span> &lt; b</text:p>
      <text:p text:style-name="P28"><text:span text:style-name="T28">b = r</text:span><text:span text:style-name="T20">1</text:span><text:span text:style-name="T28">q</text:span><text:span text:style-name="T20">2</text:span><text:span text:style-name="T28"> + r</text:span><text:span text:style-name="T20">2</text:span><text:span text:style-name="T28">, <text:s text:c="3"/>0 &lt; r</text:span><text:span text:style-name="T22">2</text:span><text:span text:style-name="T31"> &lt; r</text:span><text:span text:style-name="T22">1</text:span></text:p>
      <text:p text:style-name="P31">r<text:span text:style-name="T24">2</text:span> = r<text:span text:style-name="T24">1</text:span>q<text:span text:style-name="T18">3</text:span></text:p>
      <text:p text:style-name="P29"><text:soft-page-break/>Докажем сначала, что <text:span text:style-name="T34">r</text:span><text:span text:style-name="T25">2</text:span><text:span text:style-name="T34"> является общим делителем чисел a и b, после чего покажем, что r</text:span><text:span text:style-name="T25">2</text:span><text:span text:style-name="T34"> не просто делитель, а наибольший общий делитель чисел a и b.</text:span></text:p>
      <text:p text:style-name="P30">Будем двигаться по записанным равенствам снизу вверх. Из последнего равенства можно сказать, что <text:span text:style-name="T33">r</text:span><text:span text:style-name="T24">2</text:span><text:span text:style-name="T33"> делится на r</text:span><text:span text:style-name="T24">1</text:span><text:span text:style-name="T33"> нацело. Учитывая этот факт, а также предыдущее свойство н.о.д., можно утверждать, что b делится на r</text:span><text:span text:style-name="T25">2</text:span><text:span text:style-name="T34"> нацело, а из первого равенства получаем, что a делится на r</text:span><text:span text:style-name="T23">2</text:span><text:span text:style-name="T32"> нацело. Следовательно, r</text:span><text:span text:style-name="T23">2</text:span><text:span text:style-name="T32"> является общим делителем чисел a и b.</text:span></text:p>
      <text:p text:style-name="P32">Осталось доказать, что r<text:span text:style-name="T18">2</text:span> = НОД(a, b). Для этого достаточно показать, что любой общий делитель чисел a и b (обозначим его r<text:span text:style-name="T18">0</text:span>) делит r<text:span text:style-name="T18">2</text:span>.</text:p>
      <text:p text:style-name="P32">Будем двигаться по исходным равенствам сверху вниз. В силу предыдущего свойства из первого равенства следует, что r<text:span text:style-name="T18">1</text:span> делится на r<text:span text:style-name="T18">0</text:span>. Тогда из второго равенства получаем, что r<text:span text:style-name="T18">2</text:span> делится на r<text:span text:style-name="T18">0</text:span>. Из последнего равенства получаем, что r<text:span text:style-name="T18">2</text:span> делится на r<text:span text:style-name="T18">0</text:span>. Таким образом, r<text:span text:style-name="T18">2</text:span> <text:span text:style-name="T35">= НОД(a, b).</text:span></text:p>
      <text:p text:style-name="P28"/>
      <text:p text:style-name="P26">Если же осуществляется вторая возможность, то получим результат деления</text:p>
      <text:p text:style-name="P25">r<text:span text:style-name="T18">1</text:span> = r<text:span text:style-name="T18">2</text:span>q<text:span text:style-name="T18">3</text:span> + r<text:span text:style-name="T18">3</text:span>, <text:s text:c="3"/>r<text:span text:style-name="T18">3</text:span> &lt; r<text:span text:style-name="T18">2</text:span>,</text:p>
      <text:p text:style-name="P26">и вновь будем делить r<text:span text:style-name="T18">2</text:span> на r<text:span text:style-name="T18">3</text:span>. Процесс обязательно закончится на некотором шаге: числа b, r<text:span text:style-name="T18">1</text:span>, r<text:span text:style-name="T18">2</text:span>, … последовательно уменьшаются, и либо одно из них, не равное единице, окажется делителем предыдущего (оно и будет н.о.д. чисел a, b), либо цепочка чисел b &gt; r<text:span text:style-name="T18">1</text:span> &gt; r<text:span text:style-name="T18">2</text:span> &gt; … закончится единицей. В этом случае н.о.д. чисел a, b равен единице, числа a, b взаимно простые.</text:p>
      <text:p text:style-name="P26"/>
      <text:p text:style-name="P26"/>
      <text:p text:style-name="P42">5. Десятичные дроби. Представление рациональных чисел десятичными дробями.</text:p>
      <text:p text:style-name="P33"/>
      <text:p text:style-name="P33">Переход от одной записи к другой:</text:p>
      <text:p text:style-name="P33"/>
      <text:p text:style-name="P33"><draw:frame draw:style-name="fr1" draw:name="Object12" text:anchor-type="as-char" svg:y="-0.619cm" svg:width="0.85cm" svg:height="0.998cm" draw:z-index="11"><draw:object xlink:href="./Object 12" xlink:type="simple" xlink:show="embed" xlink:actuate="onLoad"/><draw:image xlink:href="./ObjectReplacements/Object 12" xlink:type="simple" xlink:show="embed" xlink:actuate="onLoad"/></draw:frame>= -0,875 = <text:span text:style-name="T36">1</text:span>,125,</text:p>
      <text:p text:style-name="P33"/>
      <text:p text:style-name="P34"><text:span text:style-name="T38">1.</text:span><draw:frame draw:style-name="fr1" draw:name="Object15" text:anchor-type="as-char" svg:y="-0.619cm" svg:width="0.506cm" svg:height="0.998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38">= 0,875; <text:s text:c="3"/></text:span><text:span text:style-name="T38"><draw:frame draw:style-name="fr1" draw:name="Object16" text:anchor-type="as-char" svg:y="-0.619cm" svg:width="0.85cm" svg:height="0.99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8">= -0,875.</text:span></text:p>
      <text:p text:style-name="P34"><text:span text:style-name="T38">2.</text:span><text:span text:style-name="T38"><draw:frame draw:style-name="fr1" draw:name="Object19" text:anchor-type="as-char" svg:y="-0.619cm" svg:width="0.85cm" svg:height="0.998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8">= </text:span>-<text:span text:style-name="T38">1 +</text:span><text:span text:style-name="T38"><draw:frame draw:style-name="fr1" draw:name="Object13" text:anchor-type="as-char" svg:y="-0.619cm" svg:width="0.506cm" svg:height="0.998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8">= -1 + 0,125 = </text:span><text:span text:style-name="T36">1</text:span>,125.</text:p>
      <text:p text:style-name="P33"/>
      <text:p text:style-name="P33"><draw:frame draw:style-name="fr1" draw:name="Object14" text:anchor-type="as-char" svg:y="-0.619cm" svg:width="1.275cm" svg:height="0.998cm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38">= -7,31(06) = </text:span><text:span text:style-name="T37">6</text:span><text:span text:style-name="T38">,68(93),</text:span></text:p>
      <text:p text:style-name="P33"/>
      <text:p text:style-name="P35">1. <draw:frame draw:style-name="fr1" draw:name="Object17" text:anchor-type="as-char" svg:y="-0.619cm" svg:width="0.93cm" svg:height="0.998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= <text:span text:style-name="T39">7,31(06); <text:s text:c="3"/></text:span><text:span text:style-name="T39"><draw:frame draw:style-name="fr1" draw:name="Object18" text:anchor-type="as-char" svg:y="-0.619cm" svg:width="1.275cm" svg:height="0.99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9">= -7,31(06) = -7,31060606…</text:span></text:p>
      <text:p text:style-name="P36">2. <draw:frame draw:style-name="fr1" draw:name="Object20" text:anchor-type="as-char" svg:y="-0.619cm" svg:width="1.275cm" svg:height="0.998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= -7 +<draw:frame draw:style-name="fr1" draw:name="Object21" text:anchor-type="as-char" svg:y="-0.619cm" svg:width="0.917cm" svg:height="0.998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= -7 + 0,31(06) <text:span text:style-name="T40">= </text:span><text:span text:style-name="T37">6</text:span><text:span text:style-name="T40">,68(93).</text:span></text:p>
      <text:p text:style-name="P36"/>
      <text:p text:style-name="P36"/>
      <text:p text:style-name="P43">7. Действия с приближёнными числами.</text:p>
      <text:p text:style-name="P36"/>
      <text:p text:style-name="P36"><text:span text:style-name="T42"><text:s text:c="4"/>Пример </text:span><text:span text:style-name="T43">7.</text:span><text:span text:style-name="T41"> Ребра прямоугольного параллелепипеда известны с абсолютной погрешностью в 1 </text:span><text:span text:style-name="T43">см</text:span><text:span text:style-name="T41">: a = 43 </text:span><text:span text:style-name="T43">см</text:span><text:span text:style-name="T41">, b = 16 </text:span><text:span text:style-name="T43">см</text:span><text:span text:style-name="T41">, c = 25 </text:span><text:span text:style-name="T43">см</text:span><text:span text:style-name="T41">. С какой относительной и абсолютной погрешностью может быть найден объем параллелепипеда?</text:span></text:p>
      <text:p text:style-name="P36"><text:s text:c="4"/><text:span text:style-name="T42">Решение.</text:span> Объем прямоугольного параллелепипеда находится по формуле</text:p>
      <text:p text:style-name="P38">V = abc.</text:p>
      <text:p text:style-name="P37"><text:s text:c="4"/>Относительные погрешности ребер составляют соответсвенно (с округлением) 2,5%; 7%; 4%. При умножении относительные погрешности суммируются: <text:span text:style-name="T44">δ</text:span><text:span text:style-name="T26">v</text:span><text:span text:style-name="T44"> </text:span><text:span text:style-name="T46">= 2,5 + 7 + 4 = 13,5%.</text:span><text:span text:style-name="T44"> </text:span><text:soft-page-break/><text:span text:style-name="T46">Объём может быть найден с относительной погрешностью 13%. Найти абсолютную погрешность объёма.</text:span></text:p>
      <text:p text:style-name="P53"/>
      <text:p text:style-name="P40"><text:span text:style-name="T46">V </text:span><text:span text:style-name="T45">= 43 * 16 * 25 = 17200 </text:span><text:span text:style-name="T47">см</text:span><text:span text:style-name="T3">3</text:span><text:span text:style-name="T45">.</text:span></text:p>
      <text:p text:style-name="P40"><text:span text:style-name="T48">Δ</text:span><text:span text:style-name="T27">v</text:span><text:span text:style-name="T45"> = 17200 * 13,5% = 2322 </text:span><text:span text:style-name="T47">см</text:span><text:span text:style-name="T3">3</text:span><text:span text:style-name="T45">.</text:span>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9-01-28T22:26:55.090826220</meta:creation-date>
    <meta:generator>LibreOffice/6.1.1.2$MacOSX_X86_64 LibreOffice_project/5d19a1bfa650b796764388cd8b33a5af1f5baa1b</meta:generator>
    <dc:date>2019-03-09T14:47:53.654538170</dc:date>
    <dc:creator>Игорь </dc:creator>
    <meta:editing-duration>PT2H17M42S</meta:editing-duration>
    <meta:editing-cycles>29</meta:editing-cycles>
    <meta:document-statistic meta:table-count="0" meta:image-count="0" meta:object-count="21" meta:page-count="4" meta:paragraph-count="79" meta:word-count="1102" meta:character-count="5998" meta:non-whitespace-character-count="4812"/>
  </office:meta>
</office:document-meta>
</file>

<file path=Object 1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n(n+1)(2n+1)} over {6}</annotation>
  </semantics>
</math>
</file>

<file path=Object 10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sup>
                  <mi>k</mi>
                  <mn>2</mn>
                </msup>
                <mo stretchy="false">+</mo>
                <mn>7</mn>
              </mrow>
              <mrow>
                <mi>k</mi>
                <mo stretchy="false">+</mo>
                <mn>6</mn>
              </mrow>
            </mrow>
          </mrow>
          <mo fence="true" stretchy="false">)</mo>
        </mrow>
      </mrow>
      <mn>6</mn>
    </mfrac>
    <annotation encoding="StarMath 5.0">{(k+1)(2k^2+7k+6)} over {6}</annotation>
  </semantics>
</math>
</file>

<file path=Object 11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12/content.xml><?xml version="1.0" encoding="utf-8"?>
<math xmlns="http://www.w3.org/1998/Math/MathML" display="block">
  <semantics>
    <mrow>
      <mo stretchy="false">−</mo>
      <mfrac>
        <mn>7</mn>
        <mn>8</mn>
      </mfrac>
    </mrow>
    <annotation encoding="StarMath 5.0">-{{7} over {8}}</annotation>
  </semantics>
</math>
</file>

<file path=Object 13/content.xml><?xml version="1.0" encoding="utf-8"?>
<math xmlns="http://www.w3.org/1998/Math/MathML" display="block">
  <semantics>
    <mfrac>
      <mn>1</mn>
      <mn>8</mn>
    </mfrac>
    <annotation encoding="StarMath 5.0">{1} over {8}</annotation>
  </semantics>
</math>
</file>

<file path=Object 14/content.xml><?xml version="1.0" encoding="utf-8"?>
<math xmlns="http://www.w3.org/1998/Math/MathML" display="block">
  <semantics>
    <mrow>
      <mo stretchy="false">−</mo>
      <mfrac>
        <mn>965</mn>
        <mn>132</mn>
      </mfrac>
    </mrow>
    <annotation encoding="StarMath 5.0">-{{965} over {132}} </annotation>
  </semantics>
</math>
</file>

<file path=Object 15/content.xml><?xml version="1.0" encoding="utf-8"?>
<math xmlns="http://www.w3.org/1998/Math/MathML" display="block">
  <semantics>
    <mfrac>
      <mn>7</mn>
      <mn>8</mn>
    </mfrac>
    <annotation encoding="StarMath 5.0">{7} over {8}</annotation>
  </semantics>
</math>
</file>

<file path=Object 16/content.xml><?xml version="1.0" encoding="utf-8"?>
<math xmlns="http://www.w3.org/1998/Math/MathML" display="block">
  <semantics>
    <mrow>
      <mo stretchy="false">−</mo>
      <mfrac>
        <mn>7</mn>
        <mn>8</mn>
      </mfrac>
    </mrow>
    <annotation encoding="StarMath 5.0">-{{7} over {8}}</annotation>
  </semantics>
</math>
</file>

<file path=Object 17/content.xml><?xml version="1.0" encoding="utf-8"?>
<math xmlns="http://www.w3.org/1998/Math/MathML" display="block">
  <semantics>
    <mfrac>
      <mn>965</mn>
      <mn>132</mn>
    </mfrac>
    <annotation encoding="StarMath 5.0">{965} over {132} </annotation>
  </semantics>
</math>
</file>

<file path=Object 18/content.xml><?xml version="1.0" encoding="utf-8"?>
<math xmlns="http://www.w3.org/1998/Math/MathML" display="block">
  <semantics>
    <mrow>
      <mo stretchy="false">−</mo>
      <mfrac>
        <mn>965</mn>
        <mn>132</mn>
      </mfrac>
    </mrow>
    <annotation encoding="StarMath 5.0">-{{965} over {132}} </annotation>
  </semantics>
</math>
</file>

<file path=Object 19/content.xml><?xml version="1.0" encoding="utf-8"?>
<math xmlns="http://www.w3.org/1998/Math/MathML" display="block">
  <semantics>
    <mrow>
      <mo stretchy="false">−</mo>
      <mfrac>
        <mn>7</mn>
        <mn>8</mn>
      </mfrac>
    </mrow>
    <annotation encoding="StarMath 5.0">-{{7} over {8}}</annotation>
  </semantics>
</math>
</file>

<file path=Object 2/content.xml><?xml version="1.0" encoding="utf-8"?>
<math xmlns="http://www.w3.org/1998/Math/MathML" display="block">
  <semantics>
    <mfrac>
      <mrow>
        <mn>1</mn>
        <mrow>
          <mo fence="true" stretchy="false">(</mo>
          <mrow>
            <mrow>
              <mn>1</mn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n>2</mn>
                <mo stretchy="false">∗</mo>
                <mn>1</mn>
              </mrow>
              <mo stretchy="false">+</mo>
              <mn>1</mn>
            </mrow>
          </mrow>
          <mo fence="true" stretchy="false">)</mo>
        </mrow>
      </mrow>
      <mn>6</mn>
    </mfrac>
    <annotation encoding="StarMath 5.0">{1(1+1)(2*1+1)} over {6} </annotation>
  </semantics>
</math>
</file>

<file path=Object 20/content.xml><?xml version="1.0" encoding="utf-8"?>
<math xmlns="http://www.w3.org/1998/Math/MathML" display="block">
  <semantics>
    <mrow>
      <mo stretchy="false">−</mo>
      <mfrac>
        <mn>965</mn>
        <mn>132</mn>
      </mfrac>
    </mrow>
    <annotation encoding="StarMath 5.0">-{{965} over {132}} </annotation>
  </semantics>
</math>
</file>

<file path=Object 21/content.xml><?xml version="1.0" encoding="utf-8"?>
<math xmlns="http://www.w3.org/1998/Math/MathML" display="block">
  <semantics>
    <mfrac>
      <mn>41</mn>
      <mn>132</mn>
    </mfrac>
    <annotation encoding="StarMath 5.0">{41} over {132}</annotation>
  </semantics>
</math>
</file>

<file path=Object 3/content.xml><?xml version="1.0" encoding="utf-8"?>
<math xmlns="http://www.w3.org/1998/Math/MathML" display="block">
  <semantics>
    <mfrac>
      <mrow>
        <mn>1</mn>
        <mo stretchy="false">∗</mo>
        <mn>2</mn>
        <mo stretchy="false">∗</mo>
        <mn>3</mn>
      </mrow>
      <mn>6</mn>
    </mfrac>
    <annotation encoding="StarMath 5.0">{1*2*3} over {6} </annotation>
  </semantics>
</math>
</file>

<file path=Object 4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(k+1)((k+1)+1)(2(k+1)+1)} over {6}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7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8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row>
            <mo fence="true" stretchy="false">(</mo>
            <mrow>
              <mrow>
                <mn>2</mn>
                <mrow>
                  <mi>k</mi>
                  <mo stretchy="false">+</mo>
                  <mn>1</mn>
                </mrow>
              </mrow>
            </mrow>
            <mo fence="true" stretchy="false">)</mo>
          </mrow>
          <mo stretchy="false">+</mo>
          <mn>6</mn>
        </mrow>
        <msup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n>2</mn>
        </msup>
      </mrow>
      <mn>6</mn>
    </mfrac>
    <annotation encoding="StarMath 5.0">{k(k+1)(2k+1) + 6(k+1)^2} over {6}</annotation>
  </semantics>
</math>
</file>

<file path=Object 9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[</mo>
          <mrow>
            <mrow>
              <mi>k</mi>
              <mrow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n>6</mn>
              </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n>6</mn>
    </mfrac>
    <annotation encoding="StarMath 5.0">{(k+1)[k(2k+1)+6(k+1)]} over {6}</annotation>
  </semantics>
</math>
</file>